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86cm" fo:margin-left="0.011cm" fo:margin-right="0.004cm" table:align="margins" style:writing-mode="lr-tb"/>
    </style:style>
    <style:style style:name="Tabla1.A" style:family="table-column">
      <style:table-column-properties style:column-width="5.644cm" style:rel-column-width="21776*"/>
    </style:style>
    <style:style style:name="Tabla1.B" style:family="table-column">
      <style:table-column-properties style:column-width="5.68cm" style:rel-column-width="21913*"/>
    </style:style>
    <style:style style:name="Tabla1.C" style:family="table-column">
      <style:table-column-properties style:column-width="5.662cm" style:rel-column-width="21846*"/>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B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C1" style:family="table-cell">
      <style:table-cell-properties fo:background-color="#b2b2b2"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P1" style:family="paragraph" style:parent-style-name="Standard_20__28_user_29_">
      <style:text-properties style:font-name="Arial" fo:font-weight="bold" style:font-weight-asian="bold" style:font-weight-complex="bold"/>
    </style:style>
    <style:style style:name="P2" style:family="paragraph" style:parent-style-name="Standard_20__28_user_29_">
      <style:paragraph-properties fo:text-align="justify" style:justify-single-word="false"/>
      <style:text-properties style:font-name="Arial" fo:font-weight="normal" style:font-weight-asian="normal" style:font-weight-complex="normal"/>
    </style:style>
    <style:style style:name="P3" style:family="paragraph" style:parent-style-name="Table_20_Contents">
      <style:text-properties style:font-name="Arial"/>
    </style:style>
    <style:style style:name="P4" style:family="paragraph" style:parent-style-name="Table_20_Contents">
      <style:text-properties style:use-window-font-color="true" style:font-name="Arial" fo:font-weight="bold" fo:background-color="#b2b2b2" style:font-weight-asian="bold" style:font-weight-complex="bold"/>
    </style:style>
    <style:style style:name="P5" style:family="paragraph" style:parent-style-name="Table_20_Contents">
      <style:paragraph-properties fo:text-align="center" style:justify-single-word="false"/>
      <style:text-properties style:use-window-font-color="true" style:font-name="Arial" fo:font-weight="bold" fo:background-color="transparent" style:font-weight-asian="bold" style:font-weight-complex="bold"/>
    </style:style>
    <style:style style:name="P6" style:family="paragraph" style:parent-style-name="Table_20_Contents">
      <style:text-properties style:font-name="Arial" officeooo:rsid="0010a204" officeooo:paragraph-rsid="0010a204"/>
    </style:style>
    <style:style style:name="P7" style:family="paragraph" style:parent-style-name="Standard_20__28_user_29_" style:master-page-name="Standard">
      <style:paragraph-properties fo:text-align="center" style:justify-single-word="false" style:page-number="auto"/>
    </style:style>
    <style:style style:name="P8" style:family="paragraph" style:parent-style-name="Standard_20__28_user_29_" style:list-style-name="WWNum1">
      <style:paragraph-properties fo:text-align="justify" style:justify-single-word="false"/>
      <style:text-properties style:font-name="Arial" fo:font-weight="bold" style:font-weight-asian="bold" style:font-weight-complex="bold"/>
    </style:style>
    <style:style style:name="P9" style:family="paragraph" style:parent-style-name="Standard_20__28_user_29_" style:list-style-name="WWNum1">
      <style:paragraph-properties fo:text-align="justify" style:justify-single-word="false"/>
      <style:text-properties style:font-name="Arial" fo:font-weight="normal" style:font-weight-asian="normal" style:font-weight-complex="normal"/>
    </style:style>
    <style:style style:name="P10" style:family="paragraph" style:parent-style-name="Standard_20__28_user_29_" style:list-style-name="WWNum1">
      <style:paragraph-properties fo:text-align="justify" style:justify-single-word="false"/>
      <style:text-properties style:font-name="Arial" fo:font-weight="normal" officeooo:rsid="000d8107" officeooo:paragraph-rsid="000d8107" style:font-weight-asian="normal" style:font-weight-complex="normal"/>
    </style:style>
    <style:style style:name="P11" style:family="paragraph" style:parent-style-name="Standard_20__28_user_29_">
      <style:paragraph-properties fo:text-align="justify" style:justify-single-word="false"/>
      <style:text-properties style:font-name="Arial" fo:font-weight="normal" officeooo:rsid="000d8107" officeooo:paragraph-rsid="000d8107" style:font-weight-asian="normal" style:font-weight-complex="normal"/>
    </style:style>
    <style:style style:name="P12" style:family="paragraph" style:parent-style-name="Standard_20__28_user_29_" style:list-style-name="WWNum1">
      <style:paragraph-properties fo:text-align="justify" style:justify-single-word="false"/>
      <style:text-properties style:font-name="Arial" fo:font-weight="normal" officeooo:rsid="00100b43" officeooo:paragraph-rsid="00100b43" style:font-weight-asian="normal" style:font-weight-complex="normal"/>
    </style:style>
    <style:style style:name="P13" style:family="paragraph" style:parent-style-name="Standard_20__28_user_29_" style:list-style-name="WWNum1">
      <style:paragraph-properties fo:text-align="justify" style:justify-single-word="false"/>
      <style:text-properties style:font-name="Arial" fo:font-weight="normal" officeooo:rsid="0010a204" officeooo:paragraph-rsid="0010a204" style:font-weight-asian="normal" style:font-weight-complex="normal"/>
    </style:style>
    <style:style style:name="T1" style:family="text">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T2" style:family="text">
      <style:text-properties style:font-name="Arial" style:text-underline-style="solid" style:text-underline-width="auto" style:text-underline-color="font-color" fo:font-weight="bold" style:font-weight-asian="bold" style:font-weight-complex="bold"/>
    </style:style>
    <style:style style:name="T3" style:family="text">
      <style:text-properties officeooo:rsid="000f43d8"/>
    </style:style>
    <style:style style:name="T4" style:family="text">
      <style:text-properties officeooo:rsid="0010a2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Exercicis Tema 1 </text:span><text:span text:style-name="T2">(recordeu que sempre heu de raonar les respostes)</text:span></text:p>
      <text:p text:style-name="P1"/>
      <text:list xml:id="list1714298575" text:style-name="WWNum1">
        <text:list-item>
          <text:p text:style-name="P8">Quins 2 principis fonamentals ha de complir una nova idea de negoci per tal de tenir certes opcions d'èxit?</text:p>
          <text:p text:style-name="P10">Els 2 principis fonamentals que ha de tindre són:</text:p>
          <text:p text:style-name="P10">- Oferir un producte innovador ja siga en quant a preu, disseny, qualitat, distribució, etc. <text:span text:style-name="T3">Ja que açò serà el que atraga als clients i els anime a tornar.</text:span></text:p>
        </text:list-item>
      </text:list>
      <text:p text:style-name="P11"/>
      <text:p text:style-name="P11"><text:tab/>- <text:span text:style-name="T3">El producte o servei ha de satisfer les necessitats dels futurs clients, a més els <text:tab/>clients han d’estar disposats a pagar per el servei.</text:span></text:p>
      <text:p text:style-name="P11"/>
      <text:list xml:id="list211518351469898" text:continue-numbering="true" text:style-name="WWNum1">
        <text:list-item>
          <text:p text:style-name="P8">Una idea de negoci pot sorgir fonamentalment de 2 fonts diferents. Quines són aquestes fonts?</text:p>
          <text:p text:style-name="P9">- <text:span text:style-name="T3">Els coneixements personals sobre un producte o servei.</text:span></text:p>
          <text:p text:style-name="P9"/>
          <text:p text:style-name="P9">- <text:span text:style-name="T3">L’observació de l’entorn per assolir la descoberta d’un producte nou o comprovar l’existència d’un mercat especialment interessant, etc...</text:span></text:p>
          <text:p text:style-name="P9"/>
        </text:list-item>
        <text:list-item>
          <text:p text:style-name="P8">Carles Jiménez ha quedat a l'atur i com a manera de trobar feina ha decidit muntar un xicotet negoci de reparació d'ordinadors. Un amic li diu que és una errada muntar un negoci per necessitat, que al primer problema es vindrà baix. Tanmateix, Carles insisteix. És cert que com li ha dit l'amic crear un negoci per necessitat pot ser perillós? En cas afirmatiu, quines característiques ha de reunir Carles per resoldre l'esmentat handicap?</text:p>
          <text:p text:style-name="P12">Si es cert que es perillós emprendre per necessitat, ja que si no emprenem motivats, ens podrem vindre abaix. Per aquesta raó s’ha de tindre moltes ganes de treballar, saber patir i sobreposar-se als problemes per tal de vènçer aquest handicap</text:p>
          <text:p text:style-name="P12"/>
        </text:list-item>
        <text:list-item>
          <text:p text:style-name="P8">La creació d'una guarderia és una idea que pot tenir èxit? Quin tipus de canvi ha provocat l’augment de guarderies als països occidentals?</text:p>
          <text:p text:style-name="P12">Sí es una bona idea, ja que el desenvolupament econòmic també ha causat que augmente el percentatge de dones que treballen fora de casa, per tant augmenta la necessitat de guarderies.</text:p>
          <text:p text:style-name="P12"/>
        </text:list-item>
        <text:list-item>
          <text:p text:style-name="P8">Pensa almenys en una idea de negoci que es puga aprofitar dels canvis que s'han produït en les pors de la població.</text:p>
          <text:p text:style-name="P12">Sistemes d’alarma. Per la inseguretat.</text:p>
          <text:p text:style-name="P12"/>
        </text:list-item>
        <text:list-item>
          <text:p text:style-name="P8">Què és el factor diferenciador d'una empresa? Pensa en un factor diferenciador de tipus pràctic per a un negoci d'informàtica.</text:p>
          <text:p text:style-name="P9">És aquell aspecte del nostre producte que el diferencia dels productes de la competència.</text:p>
          <text:p text:style-name="P12">Portar el producte (un ordinador que s’ha manat a arreglar) a casa de manera gratuita si el usuari ha fet un gast major a 50€.</text:p>
          <text:p text:style-name="P12"/>
        </text:list-item>
        <text:list-item>
          <text:p text:style-name="P8">Pots pensar en algun canvi del macro entorn, com ara una normativa legal, que puga influir en la viabilitat d'algun negoci informàtic? Alguna oportunitat o algun perill que hagen dut aquests canvis per a determinades idees de negoci relacionades amb la informàtica? (penseu per exemple en la creació d'un programa per controlar determinades actituds prohibides per una normativa)</text:p>
          <text:p text:style-name="P13"><text:soft-page-break/>La llei de protecció de dades, que no em permeta guardar les dades del client. Per exemple en una red social sería el nom, l’edat o el sexe.</text:p>
          <text:p text:style-name="P8"/>
        </text:list-item>
        <text:list-item>
          <text:p text:style-name="P8">Completa la taula:</text:p>
        </text:list-item>
      </text:list>
      <table:table table:name="Tabla1" table:style-name="Tabla1">
        <table:table-column table:style-name="Tabla1.A"/>
        <table:table-column table:style-name="Tabla1.B"/>
        <table:table-column table:style-name="Tabla1.C"/>
        <table:table-row table:style-name="TableLine94172277007008">
          <table:table-cell table:style-name="Tabla1.A1" office:value-type="string">
            <text:p text:style-name="P5">Canvi social</text:p>
          </table:table-cell>
          <table:table-cell table:style-name="Tabla1.B1" office:value-type="string">
            <text:p text:style-name="P4">Necessitats i negocis</text:p>
          </table:table-cell>
          <table:table-cell table:style-name="Tabla1.C1" office:value-type="string">
            <text:p text:style-name="P4">Idees innovadores</text:p>
          </table:table-cell>
        </table:table-row>
        <table:table-row table:style-name="TableLine94172277075696">
          <table:table-cell table:style-name="Tabla1.A6" office:value-type="string">
            <text:p text:style-name="P2">Augment en l'esperança de vida</text:p>
          </table:table-cell>
          <table:table-cell table:style-name="Tabla1.B6" office:value-type="string">
            <text:p text:style-name="P3">Proliferació de resi<text:span text:style-name="T4">d</text:span>ències i centres de dia, serveis a domicili, serveis d'oci, cultura...</text:p>
          </table:table-cell>
          <table:table-cell table:style-name="Tabla1.C6" office:value-type="string">
            <text:p text:style-name="P6">Crear residències</text:p>
          </table:table-cell>
        </table:table-row>
        <table:table-row table:style-name="TableLine94172277077440">
          <table:table-cell table:style-name="Tabla1.A6" office:value-type="string">
            <text:p text:style-name="P3">Mes soletat</text:p>
          </table:table-cell>
          <table:table-cell table:style-name="Tabla1.B6" office:value-type="string">
            <text:p text:style-name="P3">Buscar parella per internet, xarxes socials, associacions de temps lleure i oci...</text:p>
          </table:table-cell>
          <table:table-cell table:style-name="Tabla1.C6" office:value-type="string">
            <text:p text:style-name="P6">Aplicacions per a conèixer gent, o parella</text:p>
          </table:table-cell>
        </table:table-row>
        <table:table-row table:style-name="TableLine94172277078128">
          <table:table-cell table:style-name="Tabla1.A6" office:value-type="string">
            <text:p text:style-name="P3">Preocupació pel medi ambient</text:p>
          </table:table-cell>
          <table:table-cell table:style-name="Tabla1.B6" office:value-type="string">
            <text:p text:style-name="P3">Empreses del sector ambiental: agricultura ecològica, ecoturisme, gestió de residus..</text:p>
          </table:table-cell>
          <table:table-cell table:style-name="Tabla1.C6" office:value-type="string">
            <text:p text:style-name="P6">Una empresa que planta un arbre per cada euro que aporten</text:p>
          </table:table-cell>
        </table:table-row>
        <table:table-row table:style-name="TableLine94172277078976">
          <table:table-cell table:style-name="Tabla1.A6" office:value-type="string">
            <text:p text:style-name="P3">Noves tecnologies</text:p>
          </table:table-cell>
          <table:table-cell table:style-name="Tabla1.B6" office:value-type="string">
            <text:p text:style-name="P3">Empreses de telecomunicaions, videojocs, programació, internet, telèfons mòbils...</text:p>
          </table:table-cell>
          <table:table-cell table:style-name="Tabla1.C6" office:value-type="string">
            <text:p text:style-name="P6">Una escola per a gent que vuiga aprendre sobre les noves tecnologies (dirigida a gent major)</text:p>
          </table:table-cell>
        </table:table-row>
        <table:table-row table:style-name="TableLine94172277079936">
          <table:table-cell table:style-name="Tabla1.A6" office:value-type="string">
            <text:p text:style-name="P3"/>
            <text:p text:style-name="P3">Preocupació creixent per la seguretat</text:p>
          </table:table-cell>
          <table:table-cell table:style-name="Tabla1.B6" office:value-type="string">
            <text:p text:style-name="P3"/>
            <text:p text:style-name="P3">Enviament a domicili, empreses de neteja, de rentat i planxat amb recolida i enviament a domicili, negocis 24 h...</text:p>
          </table:table-cell>
          <table:table-cell table:style-name="Tabla1.C6" office:value-type="string">
            <text:p text:style-name="P6">Empresa de video vigilança</text:p>
          </table:table-cell>
        </table:table-row>
      </table:table>
      <text:list xml:id="list211517965432452" text:continue-numbering="true" text:style-name="WWNum1">
        <text:list-header>
          <text:p text:style-name="P8"/>
          <text:p text:style-name="P8"/>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a" fo:country="ES"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Quotations" style:family="paragraph" style:parent-style-name="Standard_20__28_user_29_"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uest </meta:initial-creator>
    <meta:editing-cycles>7</meta:editing-cycles>
    <meta:creation-date>2017-10-14T07:15:00</meta:creation-date>
    <dc:date>2022-10-04T21:15:16.804487609</dc:date>
    <meta:editing-duration>PT28M51S</meta:editing-duration>
    <meta:generator>LibreOffice/6.4.7.2$Linux_X86_64 LibreOffice_project/40$Build-2</meta:generator>
    <meta:document-statistic meta:table-count="1" meta:image-count="0" meta:object-count="0" meta:page-count="2" meta:paragraph-count="38" meta:word-count="615" meta:character-count="3717" meta:non-whitespace-character-count="31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